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28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ffdbb6"/>
    </style:style>
    <style:style style:name="ce3" style:family="table-cell" style:parent-style-name="Default">
      <style:table-cell-properties fo:background-color="#ffa6a6"/>
    </style:style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/>
          <table:table-cell table:style-name="ce4" office:value-type="string" calcext:value-type="string">
            <text:p>Locations</text:p>
          </table:table-cell>
          <table:table-cell office:value-type="string" calcext:value-type="string">
            <text:p>Min Sell Price</text:p>
          </table:table-cell>
          <table:table-cell table:number-columns-repeated="5"/>
          <table:table-cell office:value-type="string" calcext:value-type="string">
            <text:p>Red Zones</text:p>
          </table:table-cell>
          <table:table-cell office:value-type="string" calcext:value-type="string">
            <text:p>Gree Zones</text:p>
          </table:table-cell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Fort Sterling (Masterpiece)</text:p>
          </table:table-cell>
          <table:table-cell office:value-type="float" office:value="10990000" calcext:value-type="float">
            <text:p>10990000</text:p>
          </table:table-cell>
          <table:table-cell table:number-columns-repeated="5"/>
          <table:table-cell office:value-type="string" calcext:value-type="string">
            <text:p>Caerleon</text:p>
          </table:table-cell>
          <table:table-cell office:value-type="string" calcext:value-type="string">
            <text:p>Martlock</text:p>
          </table:table-cell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Lymhurst (Oustanding)</text:p>
          </table:table-cell>
          <table:table-cell office:value-type="float" office:value="1150000" calcext:value-type="float">
            <text:p>1150000</text:p>
          </table:table-cell>
          <table:table-cell table:number-columns-repeated="5"/>
          <table:table-cell office:value-type="string" calcext:value-type="string">
            <text:p>Arthurs Rest</text:p>
          </table:table-cell>
          <table:table-cell office:value-type="string" calcext:value-type="string">
            <text:p>Lymhurst</text:p>
          </table:table-cell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Lymhurst (Masterpiece)</text:p>
          </table:table-cell>
          <table:table-cell office:value-type="float" office:value="150000" calcext:value-type="float">
            <text:p>150000</text:p>
          </table:table-cell>
          <table:table-cell table:number-columns-repeated="5"/>
          <table:table-cell office:value-type="string" calcext:value-type="string">
            <text:p>Merlyns Rest</text:p>
          </table:table-cell>
          <table:table-cell office:value-type="string" calcext:value-type="string">
            <text:p>Fort Sterling</text:p>
          </table:table-cell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Fort Sterling (Oustanding)</text:p>
          </table:table-cell>
          <table:table-cell office:value-type="float" office:value="104997" calcext:value-type="float">
            <text:p>104997</text:p>
          </table:table-cell>
          <table:table-cell table:number-columns-repeated="6"/>
          <table:table-cell office:value-type="string" calcext:value-type="string">
            <text:p>Thetford</text:p>
          </table:table-cell>
        </table:table-row>
        <table:table-row table:style-name="ro1">
          <table:table-cell table:style-name="ce2" office:value-type="string" calcext:value-type="string">
            <text:p>T6</text:p>
          </table:table-cell>
          <table:table-cell office:value-type="string" calcext:value-type="string">
            <text:p>Thetford (Masterpiece)</text:p>
          </table:table-cell>
          <table:table-cell office:value-type="float" office:value="78331" calcext:value-type="float">
            <text:p>78331</text:p>
          </table:table-cell>
          <table:table-cell table:number-columns-repeated="6"/>
          <table:table-cell office:value-type="string" calcext:value-type="string">
            <text:p>Bridgewatch</text:p>
          </table:table-cell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Caerleon (Masterpiece)</text:p>
          </table:table-cell>
          <table:table-cell office:value-type="float" office:value="69988" calcext:value-type="float">
            <text:p>69988</text:p>
          </table:table-cell>
          <table:table-cell table:number-columns-repeated="7"/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Caerleon (Masterpiece)</text:p>
          </table:table-cell>
          <table:table-cell office:value-type="float" office:value="50000" calcext:value-type="float">
            <text:p>50000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Martlock (Masterpiece)</text:p>
          </table:table-cell>
          <table:table-cell table:style-name="ce7" office:value-type="float" office:value="48800" calcext:value-type="float">
            <text:p>4880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Bridgewatch (Excellent)</text:p>
          </table:table-cell>
          <table:table-cell office:value-type="float" office:value="45417" calcext:value-type="float">
            <text:p>4541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Black Market (Oustanding)</text:p>
          </table:table-cell>
          <table:table-cell office:value-type="float" office:value="42107" calcext:value-type="float">
            <text:p>4210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Black Market</text:p>
          </table:table-cell>
          <table:table-cell office:value-type="float" office:value="42105" calcext:value-type="float">
            <text:p>4210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Black Market (Excellent)</text:p>
          </table:table-cell>
          <table:table-cell office:value-type="float" office:value="42105" calcext:value-type="float">
            <text:p>4210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Caerleon</text:p>
          </table:table-cell>
          <table:table-cell office:value-type="float" office:value="42000" calcext:value-type="float">
            <text:p>4200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Caerleon (Excellent)</text:p>
          </table:table-cell>
          <table:table-cell office:value-type="float" office:value="41999" calcext:value-type="float">
            <text:p>4199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Caerleon (Oustanding)</text:p>
          </table:table-cell>
          <table:table-cell office:value-type="float" office:value="41990" calcext:value-type="float">
            <text:p>4199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Black Market (Good)</text:p>
          </table:table-cell>
          <table:table-cell office:value-type="float" office:value="41988" calcext:value-type="float">
            <text:p>4198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Caerleon (Good)</text:p>
          </table:table-cell>
          <table:table-cell office:value-type="float" office:value="40996" calcext:value-type="float">
            <text:p>4099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Lymhurst (Excellent)</text:p>
          </table:table-cell>
          <table:table-cell office:value-type="float" office:value="40919" calcext:value-type="float">
            <text:p>4091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Bridgewatch (Oustanding)</text:p>
          </table:table-cell>
          <table:table-cell office:value-type="float" office:value="39990" calcext:value-type="float">
            <text:p>3999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Bridgewatch</text:p>
          </table:table-cell>
          <table:table-cell office:value-type="float" office:value="38980" calcext:value-type="float">
            <text:p>3898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Bridgewatch (Good)</text:p>
          </table:table-cell>
          <table:table-cell office:value-type="float" office:value="38960" calcext:value-type="float">
            <text:p>3896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office:value-type="string" calcext:value-type="string">
            <text:p>Thetford (Excellent)</text:p>
          </table:table-cell>
          <table:table-cell office:value-type="float" office:value="37749" calcext:value-type="float">
            <text:p>3774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Fort Sterling (Excellent)</text:p>
          </table:table-cell>
          <table:table-cell office:value-type="float" office:value="37500" calcext:value-type="float">
            <text:p>3750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Fort Sterling (Good)</text:p>
          </table:table-cell>
          <table:table-cell office:value-type="float" office:value="36967" calcext:value-type="float">
            <text:p>3696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Fort Sterling</text:p>
          </table:table-cell>
          <table:table-cell office:value-type="float" office:value="36966" calcext:value-type="float">
            <text:p>3696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office:value-type="string" calcext:value-type="string">
            <text:p>Thetford (Oustanding)</text:p>
          </table:table-cell>
          <table:table-cell office:value-type="float" office:value="36795" calcext:value-type="float">
            <text:p>3679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Martlock (Excellent)</text:p>
          </table:table-cell>
          <table:table-cell office:value-type="float" office:value="36602" calcext:value-type="float">
            <text:p>3660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office:value-type="string" calcext:value-type="string">
            <text:p>Thetford</text:p>
          </table:table-cell>
          <table:table-cell office:value-type="float" office:value="36486" calcext:value-type="float">
            <text:p>3648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office:value-type="string" calcext:value-type="string">
            <text:p>Thetford (Good)</text:p>
          </table:table-cell>
          <table:table-cell office:value-type="float" office:value="36486" calcext:value-type="float">
            <text:p>3648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Lymhurst (Good)</text:p>
          </table:table-cell>
          <table:table-cell office:value-type="float" office:value="35997" calcext:value-type="float">
            <text:p>3599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Fort Sterling (Oustanding)</text:p>
          </table:table-cell>
          <table:table-cell office:value-type="float" office:value="35952" calcext:value-type="float">
            <text:p>3595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Lymhurst (Oustanding)</text:p>
          </table:table-cell>
          <table:table-cell office:value-type="float" office:value="35847" calcext:value-type="float">
            <text:p>3584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Martlock (Oustanding)</text:p>
          </table:table-cell>
          <table:table-cell office:value-type="float" office:value="35100" calcext:value-type="float">
            <text:p>3510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Martlock</text:p>
          </table:table-cell>
          <table:table-cell office:value-type="float" office:value="35099" calcext:value-type="float">
            <text:p>3509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Martlock (Good)</text:p>
          </table:table-cell>
          <table:table-cell office:value-type="float" office:value="35099" calcext:value-type="float">
            <text:p>3509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Lymhurst</text:p>
          </table:table-cell>
          <table:table-cell office:value-type="float" office:value="35043" calcext:value-type="float">
            <text:p>35043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Merlyns Rest (Excellent)</text:p>
          </table:table-cell>
          <table:table-cell table:style-name="ce7" office:value-type="float" office:value="33895" calcext:value-type="float">
            <text:p>3389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Morganas Rest (Oustanding)</text:p>
          </table:table-cell>
          <table:table-cell office:value-type="float" office:value="32462" calcext:value-type="float">
            <text:p>32462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Thetford (Masterpiece)</text:p>
          </table:table-cell>
          <table:table-cell table:style-name="ce7" office:value-type="float" office:value="32107" calcext:value-type="float">
            <text:p>3210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Merlyns Rest (Excellent)</text:p>
          </table:table-cell>
          <table:table-cell office:value-type="float" office:value="31999" calcext:value-type="float">
            <text:p>31999</text:p>
          </table:table-cell>
          <table:table-cell table:number-columns-repeated="7"/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Martlock (Masterpiece)</text:p>
          </table:table-cell>
          <table:table-cell office:value-type="float" office:value="30000" calcext:value-type="float">
            <text:p>30000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Caerleon (Masterpiece)</text:p>
          </table:table-cell>
          <table:table-cell table:style-name="ce7" office:value-type="float" office:value="29997" calcext:value-type="float">
            <text:p>2999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Arthurs Rest (Excellent)</text:p>
          </table:table-cell>
          <table:table-cell office:value-type="float" office:value="28999" calcext:value-type="float">
            <text:p>2899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Merlyns Rest (Oustanding)</text:p>
          </table:table-cell>
          <table:table-cell office:value-type="float" office:value="27907" calcext:value-type="float">
            <text:p>2790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Merlyns Rest</text:p>
          </table:table-cell>
          <table:table-cell office:value-type="float" office:value="27906" calcext:value-type="float">
            <text:p>2790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Merlyns Rest (Good)</text:p>
          </table:table-cell>
          <table:table-cell office:value-type="float" office:value="27900" calcext:value-type="float">
            <text:p>2790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Morganas Rest (Good)</text:p>
          </table:table-cell>
          <table:table-cell office:value-type="float" office:value="27869" calcext:value-type="float">
            <text:p>2786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Arthurs Rest (Oustanding)</text:p>
          </table:table-cell>
          <table:table-cell office:value-type="float" office:value="26987" calcext:value-type="float">
            <text:p>2698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Arthurs Rest (Good)</text:p>
          </table:table-cell>
          <table:table-cell office:value-type="float" office:value="26888" calcext:value-type="float">
            <text:p>26888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Merlyns Rest (Oustanding)</text:p>
          </table:table-cell>
          <table:table-cell table:style-name="ce7" office:value-type="float" office:value="24964" calcext:value-type="float">
            <text:p>24964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Martlock (Excellent)</text:p>
          </table:table-cell>
          <table:table-cell table:style-name="ce7" office:value-type="float" office:value="21242" calcext:value-type="float">
            <text:p>21242</text:p>
          </table:table-cell>
          <table:table-cell table:number-columns-repeated="7"/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Thetford (Masterpiece)</text:p>
          </table:table-cell>
          <table:table-cell office:value-type="float" office:value="19896" calcext:value-type="float">
            <text:p>19896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Black Market (Excellent)</text:p>
          </table:table-cell>
          <table:table-cell table:style-name="ce7" office:value-type="float" office:value="18299" calcext:value-type="float">
            <text:p>18299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Black Market</text:p>
          </table:table-cell>
          <table:table-cell table:style-name="ce7" office:value-type="float" office:value="18200" calcext:value-type="float">
            <text:p>18200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Black Market (Good)</text:p>
          </table:table-cell>
          <table:table-cell table:style-name="ce7" office:value-type="float" office:value="18000" calcext:value-type="float">
            <text:p>18000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Black Market (Oustanding)</text:p>
          </table:table-cell>
          <table:table-cell table:style-name="ce7" office:value-type="float" office:value="17999" calcext:value-type="float">
            <text:p>17999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Caerleon</text:p>
          </table:table-cell>
          <table:table-cell table:style-name="ce7" office:value-type="float" office:value="17997" calcext:value-type="float">
            <text:p>17997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Caerleon (Oustanding)</text:p>
          </table:table-cell>
          <table:table-cell table:style-name="ce7" office:value-type="float" office:value="17983" calcext:value-type="float">
            <text:p>17983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Caerleon (Good)</text:p>
          </table:table-cell>
          <table:table-cell table:style-name="ce7" office:value-type="float" office:value="17981" calcext:value-type="float">
            <text:p>17981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Caerleon (Excellent)</text:p>
          </table:table-cell>
          <table:table-cell table:style-name="ce7" office:value-type="float" office:value="17900" calcext:value-type="float">
            <text:p>17900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Morganas Rest</text:p>
          </table:table-cell>
          <table:table-cell table:style-name="ce7" office:value-type="float" office:value="17000" calcext:value-type="float">
            <text:p>17000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Thetford (Excellent)</text:p>
          </table:table-cell>
          <table:table-cell table:style-name="ce7" office:value-type="float" office:value="16873" calcext:value-type="float">
            <text:p>16873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Merlyns Rest</text:p>
          </table:table-cell>
          <table:table-cell table:style-name="ce7" office:value-type="float" office:value="15997" calcext:value-type="float">
            <text:p>15997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Arthurs Rest (Excellent)</text:p>
          </table:table-cell>
          <table:table-cell table:style-name="ce7" office:value-type="float" office:value="15000" calcext:value-type="float">
            <text:p>15000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Fort Sterling (Oustanding)</text:p>
          </table:table-cell>
          <table:table-cell table:style-name="ce7" office:value-type="float" office:value="15000" calcext:value-type="float">
            <text:p>15000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Arthurs Rest (Oustanding)</text:p>
          </table:table-cell>
          <table:table-cell table:style-name="ce7" office:value-type="float" office:value="14976" calcext:value-type="float">
            <text:p>14976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Arthurs Rest</text:p>
          </table:table-cell>
          <table:table-cell table:style-name="ce7" office:value-type="float" office:value="14964" calcext:value-type="float">
            <text:p>14964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Arthurs Rest (Good)</text:p>
          </table:table-cell>
          <table:table-cell table:style-name="ce7" office:value-type="float" office:value="14964" calcext:value-type="float">
            <text:p>14964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Fort Sterling (Good)</text:p>
          </table:table-cell>
          <table:table-cell table:style-name="ce7" office:value-type="float" office:value="14900" calcext:value-type="float">
            <text:p>14900</text:p>
          </table:table-cell>
          <table:table-cell table:number-columns-repeated="7"/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Caerleon</text:p>
          </table:table-cell>
          <table:table-cell office:value-type="float" office:value="14897" calcext:value-type="float">
            <text:p>14897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Fort Sterling</text:p>
          </table:table-cell>
          <table:table-cell table:style-name="ce7" office:value-type="float" office:value="14596" calcext:value-type="float">
            <text:p>14596</text:p>
          </table:table-cell>
          <table:table-cell table:number-columns-repeated="7"/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Caerleon (Excellent)</text:p>
          </table:table-cell>
          <table:table-cell office:value-type="float" office:value="14350" calcext:value-type="float">
            <text:p>14350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Martlock</text:p>
          </table:table-cell>
          <table:table-cell table:style-name="ce7" office:value-type="float" office:value="14098" calcext:value-type="float">
            <text:p>14098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Thetford (Oustanding)</text:p>
          </table:table-cell>
          <table:table-cell table:style-name="ce7" office:value-type="float" office:value="13991" calcext:value-type="float">
            <text:p>13991</text:p>
          </table:table-cell>
          <table:table-cell table:number-columns-repeated="7"/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Arthurs Rest (Oustanding)</text:p>
          </table:table-cell>
          <table:table-cell office:value-type="float" office:value="13937" calcext:value-type="float">
            <text:p>13937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Bridgewatch (Oustanding)</text:p>
          </table:table-cell>
          <table:table-cell table:style-name="ce7" office:value-type="float" office:value="13887" calcext:value-type="float">
            <text:p>13887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Bridgewatch (Good)</text:p>
          </table:table-cell>
          <table:table-cell table:style-name="ce7" office:value-type="float" office:value="13885" calcext:value-type="float">
            <text:p>13885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Bridgewatch</text:p>
          </table:table-cell>
          <table:table-cell table:style-name="ce7" office:value-type="float" office:value="13880" calcext:value-type="float">
            <text:p>13880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Martlock (Good)</text:p>
          </table:table-cell>
          <table:table-cell table:style-name="ce7" office:value-type="float" office:value="13674" calcext:value-type="float">
            <text:p>13674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Martlock (Oustanding)</text:p>
          </table:table-cell>
          <table:table-cell table:style-name="ce7" office:value-type="float" office:value="13674" calcext:value-type="float">
            <text:p>13674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Thetford (Good)</text:p>
          </table:table-cell>
          <table:table-cell table:style-name="ce7" office:value-type="float" office:value="13668" calcext:value-type="float">
            <text:p>13668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Lymhurst (Oustanding)</text:p>
          </table:table-cell>
          <table:table-cell table:style-name="ce7" office:value-type="float" office:value="13499" calcext:value-type="float">
            <text:p>13499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Lymhurst (Good)</text:p>
          </table:table-cell>
          <table:table-cell table:style-name="ce7" office:value-type="float" office:value="13495" calcext:value-type="float">
            <text:p>13495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Thetford</text:p>
          </table:table-cell>
          <table:table-cell table:style-name="ce7" office:value-type="float" office:value="13480" calcext:value-type="float">
            <text:p>13480</text:p>
          </table:table-cell>
          <table:table-cell table:number-columns-repeated="7"/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Arthurs Rest</text:p>
          </table:table-cell>
          <table:table-cell office:value-type="float" office:value="12995" calcext:value-type="float">
            <text:p>12995</text:p>
          </table:table-cell>
          <table:table-cell table:number-columns-repeated="7"/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Arthurs Rest (Good)</text:p>
          </table:table-cell>
          <table:table-cell office:value-type="float" office:value="12994" calcext:value-type="float">
            <text:p>12994</text:p>
          </table:table-cell>
          <table:table-cell table:number-columns-repeated="7"/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Merlyns Rest</text:p>
          </table:table-cell>
          <table:table-cell office:value-type="float" office:value="9999" calcext:value-type="float">
            <text:p>9999</text:p>
          </table:table-cell>
          <table:table-cell table:number-columns-repeated="7"/>
        </table:table-row>
        <table:table-row table:style-name="ro1" table:visibility="filter">
          <table:table-cell table:style-name="ce3" office:value-type="string" calcext:value-type="string">
            <text:p>T5</text:p>
          </table:table-cell>
          <table:table-cell office:value-type="string" calcext:value-type="string">
            <text:p>Merlyns Rest (Good)</text:p>
          </table:table-cell>
          <table:table-cell table:style-name="ce7" office:value-type="float" office:value="9980" calcext:value-type="float">
            <text:p>9980</text:p>
          </table:table-cell>
          <table:table-cell table:number-columns-repeated="7"/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Caerleon (Oustanding)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Morganas Rest (Excellent)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Black Market (Excellent)</text:p>
          </table:table-cell>
          <table:table-cell office:value-type="float" office:value="7260" calcext:value-type="float">
            <text:p>7260</text:p>
          </table:table-cell>
          <table:table-cell table:number-columns-repeated="7"/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Caerleon (Good)</text:p>
          </table:table-cell>
          <table:table-cell office:value-type="float" office:value="6598" calcext:value-type="float">
            <text:p>6598</text:p>
          </table:table-cell>
          <table:table-cell table:number-columns-repeated="7"/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Black Market</text:p>
          </table:table-cell>
          <table:table-cell office:value-type="float" office:value="6039" calcext:value-type="float">
            <text:p>6039</text:p>
          </table:table-cell>
          <table:table-cell table:number-columns-repeated="7"/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Black Market (Good)</text:p>
          </table:table-cell>
          <table:table-cell office:value-type="float" office:value="6036" calcext:value-type="float">
            <text:p>6036</text:p>
          </table:table-cell>
          <table:table-cell table:number-columns-repeated="7"/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Black Market (Oustanding)</text:p>
          </table:table-cell>
          <table:table-cell office:value-type="float" office:value="6036" calcext:value-type="float">
            <text:p>6036</text:p>
          </table:table-cell>
          <table:table-cell table:number-columns-repeated="7"/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Morganas Rest (Oustanding)</text:p>
          </table:table-cell>
          <table:table-cell office:value-type="float" office:value="5799" calcext:value-type="float">
            <text:p>5799</text:p>
          </table:table-cell>
          <table:table-cell table:number-columns-repeated="7"/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Morganas Rest (Good)</text:p>
          </table:table-cell>
          <table:table-cell office:value-type="float" office:value="5533" calcext:value-type="float">
            <text:p>5533</text:p>
          </table:table-cell>
          <table:table-cell table:number-columns-repeated="7"/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Thetford (Excellent)</text:p>
          </table:table-cell>
          <table:table-cell office:value-type="float" office:value="5398" calcext:value-type="float">
            <text:p>5398</text:p>
          </table:table-cell>
          <table:table-cell table:number-columns-repeated="7"/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Martlock (Oustanding)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Martlock (Good)</text:p>
          </table:table-cell>
          <table:table-cell office:value-type="float" office:value="4986" calcext:value-type="float">
            <text:p>4986</text:p>
          </table:table-cell>
          <table:table-cell table:number-columns-repeated="7"/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Martlock (Excellent)</text:p>
          </table:table-cell>
          <table:table-cell office:value-type="float" office:value="4584" calcext:value-type="float">
            <text:p>4584</text:p>
          </table:table-cell>
          <table:table-cell table:number-columns-repeated="7"/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Fort Sterling (Good)</text:p>
          </table:table-cell>
          <table:table-cell office:value-type="float" office:value="4547" calcext:value-type="float">
            <text:p>4547</text:p>
          </table:table-cell>
          <table:table-cell table:number-columns-repeated="7"/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Martlock</text:p>
          </table:table-cell>
          <table:table-cell office:value-type="float" office:value="4400" calcext:value-type="float">
            <text:p>4400</text:p>
          </table:table-cell>
          <table:table-cell table:number-columns-repeated="7"/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Lymhurst (Good)</text:p>
          </table:table-cell>
          <table:table-cell office:value-type="float" office:value="3999" calcext:value-type="float">
            <text:p>3999</text:p>
          </table:table-cell>
          <table:table-cell table:number-columns-repeated="7"/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Lymhurst</text:p>
          </table:table-cell>
          <table:table-cell office:value-type="float" office:value="3992" calcext:value-type="float">
            <text:p>3992</text:p>
          </table:table-cell>
          <table:table-cell table:number-columns-repeated="7"/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Fort Sterling</text:p>
          </table:table-cell>
          <table:table-cell office:value-type="float" office:value="3990" calcext:value-type="float">
            <text:p>3990</text:p>
          </table:table-cell>
          <table:table-cell table:number-columns-repeated="7"/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Thetford (Oustanding)</text:p>
          </table:table-cell>
          <table:table-cell office:value-type="float" office:value="3799" calcext:value-type="float">
            <text:p>3799</text:p>
          </table:table-cell>
          <table:table-cell table:number-columns-repeated="7"/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Thetford</text:p>
          </table:table-cell>
          <table:table-cell office:value-type="float" office:value="3747" calcext:value-type="float">
            <text:p>3747</text:p>
          </table:table-cell>
          <table:table-cell table:number-columns-repeated="7"/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Thetford (Good)</text:p>
          </table:table-cell>
          <table:table-cell office:value-type="float" office:value="3746" calcext:value-type="float">
            <text:p>3746</text:p>
          </table:table-cell>
          <table:table-cell table:number-columns-repeated="7"/>
        </table:table-row>
        <table:table-row table:style-name="ro1" table:visibility="filter">
          <table:table-cell table:style-name="ce1" office:value-type="string" calcext:value-type="string">
            <text:p>T4</text:p>
          </table:table-cell>
          <table:table-cell office:value-type="string" calcext:value-type="string">
            <text:p>Bridgewatch</text:p>
          </table:table-cell>
          <table:table-cell office:value-type="float" office:value="3493" calcext:value-type="float">
            <text:p>3493</text:p>
          </table:table-cell>
          <table:table-cell table:number-columns-repeated="7"/>
        </table:table-row>
        <table:table-row table:style-name="ro1" table:visibility="filter">
          <table:table-cell table:number-columns-repeated="2"/>
          <table:table-cell table:style-name="ce7"/>
          <table:table-cell table:number-columns-repeated="7"/>
        </table:table-row>
        <table:table-row table:style-name="ro1" table:visibility="filter">
          <table:table-cell/>
          <table:table-cell table:style-name="ce6"/>
          <table:table-cell table:number-columns-repeated="8"/>
        </table:table-row>
        <table:table-row table:style-name="ro1" table:visibility="filter">
          <table:table-cell/>
          <table:table-cell table:style-name="ce6"/>
          <table:table-cell table:number-columns-repeated="8"/>
        </table:table-row>
        <table:table-row table:style-name="ro1">
          <table:table-cell/>
          <table:table-cell table:style-name="ce6"/>
          <table:table-cell table:number-columns-repeated="8"/>
        </table:table-row>
        <table:table-row table:style-name="ro1" table:number-rows-repeated="41">
          <table:table-cell/>
          <table:table-cell table:style-name="ce6"/>
          <table:table-cell table:number-columns-repeated="8"/>
        </table:table-row>
        <table:table-row table:style-name="ro1" table:number-rows-repeated="1048419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Sheet1.C75:Sheet1.C1048576 Sheet1.C1:Sheet1.C72 Sheet1.C36:Sheet1.C72">
            <calcext:condition calcext:apply-style-name="Bad" calcext:value="contains-text(&quot;Caerleon&quot;)" calcext:base-cell-address="Sheet1.C1"/>
            <calcext:condition calcext:apply-style-name="Error" calcext:value="contains-text(&quot;Rest&quot;)" calcext:base-cell-address="Sheet1.C1"/>
            <calcext:condition calcext:apply-style-name="Good" calcext:value="contains-text(&quot;Martlock&quot;)" calcext:base-cell-address="Sheet1.C1"/>
            <calcext:condition calcext:apply-style-name="Good" calcext:value="contains-text(&quot;Lymhurst&quot;)" calcext:base-cell-address="Sheet1.C1"/>
            <calcext:condition calcext:apply-style-name="Good" calcext:value="contains-text(&quot;Fort Sterling&quot;)" calcext:base-cell-address="Sheet1.C1"/>
            <calcext:condition calcext:apply-style-name="Good" calcext:value="contains-text(&quot;Thetford&quot;)" calcext:base-cell-address="Sheet1.C1"/>
            <calcext:condition calcext:apply-style-name="Good" calcext:value="contains-text(&quot;Bridgewatch&quot;)" calcext:base-cell-address="Sheet1.C1"/>
          </calcext:conditional-format>
          <calcext:conditional-format calcext:target-range-address="Sheet1.B1:Sheet1.B1048576">
            <calcext:condition calcext:apply-style-name="Error" calcext:value="contains-text(&quot;Rest&quot;)" calcext:base-cell-address="Sheet1.B1"/>
            <calcext:condition calcext:apply-style-name="Bad" calcext:value="contains-text(&quot;Caerleon&quot;)" calcext:base-cell-address="Sheet1.B1"/>
            <calcext:condition calcext:apply-style-name="Good" calcext:value="contains-text(&quot;Bridgewatch&quot;)" calcext:base-cell-address="Sheet1.B1"/>
            <calcext:condition calcext:apply-style-name="Good" calcext:value="contains-text(&quot;Lymhurst&quot;)" calcext:base-cell-address="Sheet1.B1"/>
            <calcext:condition calcext:apply-style-name="Good" calcext:value="contains-text(&quot;Fort Sterling&quot;)" calcext:base-cell-address="Sheet1.B1"/>
            <calcext:condition calcext:apply-style-name="Good" calcext:value="contains-text(&quot;Martlock&quot;)" calcext:base-cell-address="Sheet1.B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C114" table:display-filter-buttons="true">
          <table:filter>
            <table:filter-and>
              <table:filter-condition table:field-number="0" table:value="T6" table:operator="="/>
            </table:filter-and>
          </table:filter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1c1c1c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7T09:33:12.318534971</meta:creation-date>
    <dc:date>2020-07-17T11:02:08.050487058</dc:date>
    <meta:editing-duration>PT37M12S</meta:editing-duration>
    <meta:editing-cycles>1</meta:editing-cycles>
    <meta:document-statistic meta:table-count="1" meta:cell-count="342" meta:object-count="0"/>
    <meta:generator>LibreOffice/6.4.4.2$Linux_X86_64 LibreOffice_project/40$Build-2</meta:generator>
  </office:meta>
</office:document-meta>
</file>